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28"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29"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30"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31"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3af345" officeooo:paragraph-rsid="003af345" style:font-size-asian="14pt" style:font-size-complex="14pt"/>
    </style:style>
    <style:style style:name="P3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33"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34"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35"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3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9f13c" officeooo:paragraph-rsid="0049f13c" style:font-name-asian="Nimbus Mono L" style:font-size-asian="10.5pt" style:font-name-complex="Liberation Mono" style:font-size-complex="12pt"/>
    </style:style>
    <style:style style:name="P3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40"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27">Pregunta de Investigación</text:p>
      <text:p text:style-name="P27"/>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28"><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33"><text:soft-page-break/>OBJETIVOS</text:p>
      <text:p text:style-name="P3"/>
      <text:p text:style-name="P29">Objetivo General</text:p>
      <text:p text:style-name="P32"/>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29">Objetivos específicos</text:p>
      <text:p text:style-name="P32"/>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1">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19">&lt;&lt;poner el diagrama de gantt&gt;&gt;</text:p>
      <text:p text:style-name="P19"/>
      <text:p text:style-name="P19"><text:span text:style-name="T18">&lt;&lt;</text:span>Las tareas a realizar para fabricar el sistema son las siguientes: Análisis, Diseño, Programación, Pruebas, Implementación<text:span text:style-name="T18">&gt;&gt;</text:span></text:p>
      <text:p text:style-name="P19"/>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text:soft-page-break/>Óptimo de Catastro que se utilizarán, <text:span text:style-name="T17">revisión de la metodología de software a utilizar.</text:span></text:p>
      <text:p text:style-name="P20">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40"><text:soft-page-break/>1. MARCO TEÓRICO</text:p>
      <text:p text:style-name="P23"/>
      <text:p text:style-name="P30">1.1. Normas nacionales y estatales de catastros</text:p>
      <text:p text:style-name="P34">La Constitución Política de los Estados Unidos Mexicanos, establece que los municipios serán los encargados de administrar los bienes catastrales que se encuentren de su territorio.</text:p>
      <text:p text:style-name="P37">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37"/>
      <text:p text:style-name="P35">1.1.1. Ley de Catastro para el Estado de Oaxaca</text:p>
      <text:p text:style-name="P36">&lt;&lt; checar en qué parte o en qué ley está lo de la privacidad de la información catastral &gt;&gt;</text:p>
      <text:p text:style-name="P24">1.1.2. Modelo Óptimo de Catastro</text:p>
      <text:p text:style-name="P24"/>
      <text:p text:style-name="P30">1.2. Digitalización</text:p>
      <text:p text:style-name="P24"/>
      <text:p text:style-name="P24">1.2.1. Formatos de digitalización</text:p>
      <text:p text:style-name="P24"/>
      <text:p text:style-name="P24">1.2.2. Normas o estándares nacionales de digitalización</text:p>
      <text:p text:style-name="P24"/>
      <text:p text:style-name="P30">1.3. Marco legal <text:span text:style-name="T23">estatal</text:span> existente sobre documentos digitalizados</text:p>
      <text:p text:style-name="P24"/>
      <text:p text:style-name="P39">1.4. Software</text:p>
      <text:p text:style-name="P39">1.4.1. Clasificación del Software</text:p>
      <text:p text:style-name="P39">1.4.2. Sistema de digitalización</text:p>
      <text:p text:style-name="P39">1.4.3. Ambiente de desarrollo (platafo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0T10:47:59.113771372</dc:date>
    <meta:editing-duration>PT6H18M21S</meta:editing-duration>
    <meta:editing-cycles>46</meta:editing-cycles>
    <meta:generator>LibreOffice/5.0.6.2$Linux_X86_64 LibreOffice_project/00m0$Build-2</meta:generator>
    <meta:document-statistic meta:table-count="0" meta:image-count="0" meta:object-count="0" meta:page-count="7" meta:paragraph-count="62" meta:word-count="1599" meta:character-count="10291" meta:non-whitespace-character-count="8750"/>
  </office:meta>
</office:document-meta>
</file>